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 de Control</text:p>
          </table:table-cell>
          <table:table-cell office:value-type="string" calcext:value-type="string">
            <text:p>Nombre Completo</text:p>
          </table:table-cell>
          <table:table-cell/>
          <table:table-cell table:style-name="ce2" office:value-type="date" office:date-value="2014-03-18" calcext:value-type="date">
            <text:p>2014-03-18</text:p>
          </table:table-cell>
          <table:table-cell table:style-name="ce2" office:value-type="date" office:date-value="2014-03-19" calcext:value-type="date">
            <text:p>2014-03-19</text:p>
          </table:table-cell>
          <table:table-cell table:style-name="ce2" office:value-type="date" office:date-value="2014-03-20" calcext:value-type="date">
            <text:p>2014-03-20</text:p>
          </table:table-cell>
        </table:table-row>
        <table:table-row table:style-name="ro1">
          <table:table-cell office:value-type="float" office:value="9161138" calcext:value-type="float">
            <text:p>9161138</text:p>
          </table:table-cell>
          <table:table-cell office:value-type="string" calcext:value-type="string">
            <text:p>BOHORQUEZ MEDINA MANUEL ALEJANDRO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161139" calcext:value-type="float">
            <text:p>9161139</text:p>
          </table:table-cell>
          <table:table-cell office:value-type="string" calcext:value-type="string">
            <text:p>BRAVO GOMEZ GERARD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REÑO ARELLANES JOR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144" calcext:value-type="float">
            <text:p>9161144</text:p>
          </table:table-cell>
          <table:table-cell office:value-type="string" calcext:value-type="string">
            <text:p>CARREÑO HERRERA GUADALUPE SOLEDA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147" calcext:value-type="float">
            <text:p>9161147</text:p>
          </table:table-cell>
          <table:table-cell office:value-type="string" calcext:value-type="string">
            <text:p>CASTELLANOS MARTINEZ ALDO JESU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152" calcext:value-type="float">
            <text:p>9161152</text:p>
          </table:table-cell>
          <table:table-cell office:value-type="string" calcext:value-type="string">
            <text:p>CIH MARTINEZ JUAN MANUEL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169" calcext:value-type="float">
            <text:p>9161169</text:p>
          </table:table-cell>
          <table:table-cell office:value-type="string" calcext:value-type="string">
            <text:p>FRANCISCO MARTINEZ WALT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170" calcext:value-type="float">
            <text:p>9161170</text:p>
          </table:table-cell>
          <table:table-cell office:value-type="string" calcext:value-type="string">
            <text:p>GAMBOA FERNANDEZ KEVIN JAEL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61763" calcext:value-type="float">
            <text:p>10161763</text:p>
          </table:table-cell>
          <table:table-cell office:value-type="string" calcext:value-type="string">
            <text:p>GARCIA ROJAS JOVANNI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60827" calcext:value-type="float">
            <text:p>10160827</text:p>
          </table:table-cell>
          <table:table-cell office:value-type="string" calcext:value-type="string">
            <text:p>GARCÌA GARCÌA GILBER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181" calcext:value-type="float">
            <text:p>9161181</text:p>
          </table:table-cell>
          <table:table-cell office:value-type="string" calcext:value-type="string">
            <text:p>GAVIÑO GOMEZ DANIEL HUMBERT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08" calcext:value-type="float">
            <text:p>9161208</text:p>
          </table:table-cell>
          <table:table-cell office:value-type="string" calcext:value-type="string">
            <text:p>JIMENEZ AQUINO JOSE FRANCISCO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11" calcext:value-type="float">
            <text:p>9161211</text:p>
          </table:table-cell>
          <table:table-cell office:value-type="string" calcext:value-type="string">
            <text:p>JIMENEZ SIBAJA JAIRO OSM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161229" calcext:value-type="float">
            <text:p>9161229</text:p>
          </table:table-cell>
          <table:table-cell office:value-type="string" calcext:value-type="string">
            <text:p>MARTINEZ SANCHEZ VALENTI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161231" calcext:value-type="float">
            <text:p>9161231</text:p>
          </table:table-cell>
          <table:table-cell office:value-type="string" calcext:value-type="string">
            <text:p>MARTINEZ VELASCO ALBERTO BONIFACI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33" calcext:value-type="float">
            <text:p>9161233</text:p>
          </table:table-cell>
          <table:table-cell office:value-type="string" calcext:value-type="string">
            <text:p>MEDINA REYES MARCO ANTONI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34" calcext:value-type="float">
            <text:p>9161234</text:p>
          </table:table-cell>
          <table:table-cell office:value-type="string" calcext:value-type="string">
            <text:p>MENDEZ MENDEZ VERONICA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60871" calcext:value-type="float">
            <text:p>10160871</text:p>
          </table:table-cell>
          <table:table-cell office:value-type="string" calcext:value-type="string">
            <text:p>MORALES MORALES WILLIAM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42" calcext:value-type="float">
            <text:p>9161242</text:p>
          </table:table-cell>
          <table:table-cell office:value-type="string" calcext:value-type="string">
            <text:p>MORALES PACHECO HECTOR GREGORI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49" calcext:value-type="float">
            <text:p>9161249</text:p>
          </table:table-cell>
          <table:table-cell office:value-type="string" calcext:value-type="string">
            <text:p>OLIVERA GARCIA DIEG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68" calcext:value-type="float">
            <text:p>9161268</text:p>
          </table:table-cell>
          <table:table-cell office:value-type="string" calcext:value-type="string">
            <text:p>RAMOS PANTALEON WILLIAMS</text:p>
          </table:table-cell>
          <table:table-cell table:number-columns-repeated="4"/>
        </table:table-row>
        <table:table-row table:style-name="ro1">
          <table:table-cell office:value-type="float" office:value="10161715" calcext:value-type="float">
            <text:p>10161715</text:p>
          </table:table-cell>
          <table:table-cell office:value-type="string" calcext:value-type="string">
            <text:p>RUIZ GARCIA EDGARDO JES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89" calcext:value-type="float">
            <text:p>9161289</text:p>
          </table:table-cell>
          <table:table-cell office:value-type="string" calcext:value-type="string">
            <text:p>SANCHEZ GARCIA DIONY SHURIANETH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92" calcext:value-type="float">
            <text:p>9161292</text:p>
          </table:table-cell>
          <table:table-cell office:value-type="string" calcext:value-type="string">
            <text:p>SANTAELLA GARCIA ARTUR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98" calcext:value-type="float">
            <text:p>9161298</text:p>
          </table:table-cell>
          <table:table-cell office:value-type="string" calcext:value-type="string">
            <text:p>SANTOS GONZALEZ MIGUEL ANGE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309" calcext:value-type="float">
            <text:p>9161309</text:p>
          </table:table-cell>
          <table:table-cell office:value-type="string" calcext:value-type="string">
            <text:p>VELASCO HERNANDEZ SAR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311" calcext:value-type="float">
            <text:p>9161311</text:p>
          </table:table-cell>
          <table:table-cell office:value-type="string" calcext:value-type="string">
            <text:p>VICENCIO BOLAÑOS FELIPE DE JESU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313" calcext:value-type="float">
            <text:p>9161313</text:p>
          </table:table-cell>
          <table:table-cell office:value-type="string" calcext:value-type="string">
            <text:p>ZARATE CASTRO YARID GIOVANN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</table:table-row>
      </table:table>
      <table:named-expressions>
        <table:named-range table:name="HTML_1" table:base-cell-address="$Hoja1.$A$1" table:cell-range-address=".$A$1:.$C$29"/>
        <table:named-range table:name="HTML_all" table:base-cell-address="$Hoja1.$A$1" table:cell-range-address=".$A$1:.$C$29"/>
        <table:named-range table:name="HTML_tables" table:base-cell-address="$Hoja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T02:09:58.7725363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Linux_X86_64 LibreOffice_project/dbb87467d9d224568a09b07561d0bf594c7de06</meta:generator>
    <dc:date>2014-03-20T02:27:54.407927984</dc:date>
    <meta:editing-duration>PT2H18M27S</meta:editing-duration>
    <meta:editing-cycles>3</meta:editing-cycles>
    <meta:document-statistic meta:table-count="1" meta:cell-count="123" meta:object-count="0"/>
    <meta:user-defined meta:name="ProgId">Excel.Sheet</meta:user-defined>
  </office:meta>
</office:document-meta>
</file>